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adcf" draw:textarea-horizontal-align="justify" draw:textarea-vertical-align="middle" draw:auto-grow-height="false" fo:min-height="1.173cm" fo:min-width="4.2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8cm" fo:min-width="2.93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26cm" fo:min-width="5.864cm"/>
      <style:paragraph-properties style:writing-mode="lr-tb"/>
    </style:style>
    <style:style style:name="gr4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5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6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1.158cm" fo:min-width="2.6cm"/>
      <style:paragraph-properties style:writing-mode="lr-tb"/>
    </style:style>
    <style:style style:name="gr7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1.106cm" fo:min-width="2.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86cm" fo:min-width="2.261cm"/>
      <style:paragraph-properties style:writing-mode="lr-tb"/>
    </style:style>
    <style:style style:name="gr9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1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1.5cm" fo:min-width="3cm"/>
      <style:paragraph-properties style:writing-mode="lr-tb"/>
    </style:style>
    <style:style style:name="gr12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032cm" fo:min-width="4cm"/>
      <style:paragraph-properties style:writing-mode="lr-tb"/>
    </style:style>
    <style:style style:name="gr15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2.992cm" fo:min-width="3.514cm"/>
      <style:paragraph-properties style:writing-mode="lr-tb"/>
    </style:style>
    <style:style style:name="gr18" style:family="graphic" style:parent-style-name="standard" style:list-style-name="L1">
      <style:graphic-properties draw:fill-color="#72adcf" draw:textarea-horizontal-align="justify" draw:textarea-vertical-align="middle" draw:auto-grow-height="false" fo:min-height="1.483cm" fo:min-width="4.09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54cm" fo:min-width="2.991cm"/>
      <style:paragraph-properties style:writing-mode="lr-tb"/>
    </style:style>
    <style:style style:name="gr20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689cm" fo:min-width="2.811cm"/>
      <style:paragraph-properties style:writing-mode="lr-tb"/>
    </style:style>
    <style:style style:name="gr22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adcf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72adc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9" draw:id="id9" draw:layer="layout" svg:width="5.315cm" svg:height="2.011cm" svg:x="6.472cm" svg:y="1.373cm">
          <text:p text:style-name="P1">Начало.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6.864cm" svg:height="3.016cm" svg:x="5.71cm" svg:y="7.417cm">
          <text:p text:style-name="P3"><text:span text:style-name="T1">Поиск по номеру КАРТ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" draw:id="id2" draw:layer="layout" svg:width="6.364cm" svg:height="2.376cm" svg:x="11.634cm" svg:y="11.897cm">
          <text:p text:style-name="P3"><text:span text:style-name="T1">Предложение создать пользователя с введённым номером карты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2.574cm" svg:y1="8.925cm" svg:x2="14.816cm" svg:y2="11.897cm" draw:start-shape="id1" draw:start-glue-point="7" draw:end-shape="id2" draw:end-glue-point="0" svg:d="M12574 8925h2242v2972" svg:viewBox="0 0 2243 2973">
          <text:p/>
        </draw:connector>
        <draw:connector draw:style-name="gr5" draw:text-style-name="P4" draw:layer="layout" svg:x1="5.71cm" svg:y1="8.925cm" svg:x2="3.844cm" svg:y2="19.013cm" draw:start-shape="id1" draw:start-glue-point="5" draw:end-shape="id3" draw:end-glue-point="0" svg:d="M5710 8925h-1866v10088" svg:viewBox="0 0 1867 10089">
          <text:p/>
        </draw:connector>
        <draw:custom-shape draw:style-name="gr6" draw:text-style-name="P5" draw:layer="layout" svg:width="3.1cm" svg:height="1.408cm" svg:x="2.266cm" svg:y="12.722cm">
          <text:p text:style-name="P3"><text:span text:style-name="T1">Найдена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1cm" svg:height="1.356cm" svg:x="13.25cm" svg:y="9.613cm">
          <text:p text:style-name="P3"><text:span text:style-name="T1">Не найдена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5.521cm" svg:height="2.87cm" draw:transform="rotate (0.00174532925199433) translate (12.176cm 18.823cm)">
          <text:p text:style-name="P1"><text:span text:style-name="T1">Проверка</text:span></text:p>
          <text:p text:style-name="P1"><text:span text:style-name="T1"><text:s/></text:span><text:span text:style-name="T1">трек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14.906cm" svg:y1="16.845cm" svg:x2="14.936cm" svg:y2="18.818cm" draw:end-shape="id4" draw:end-glue-point="4" svg:d="M14906 16845l30 1973" svg:viewBox="0 0 31 1974">
          <text:p/>
        </draw:connector>
        <draw:connector draw:style-name="gr10" draw:text-style-name="P4" draw:layer="layout" draw:type="line" svg:x1="12.179cm" svg:y1="20.258cm" svg:x2="6.502cm" svg:y2="20.238cm" draw:start-shape="id4" draw:start-glue-point="5" draw:end-shape="id3" draw:end-glue-point="1" svg:d="M12179 20258l-5677-20" svg:viewBox="0 0 5678 21">
          <text:p/>
        </draw:connector>
        <draw:custom-shape draw:style-name="gr11" draw:text-style-name="P5" draw:layer="layout" svg:width="3.5cm" svg:height="1.75cm" svg:x="7.99cm" svg:y="19.382cm">
          <text:p text:style-name="P3"><text:span text:style-name="T1">Трек найден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4.942cm" svg:y1="21.688cm" svg:x2="14.963cm" svg:y2="25.08cm" draw:start-shape="id4" draw:start-glue-point="6" draw:end-shape="id5" draw:end-glue-point="5" svg:d="M14942 21688l21 3392" svg:viewBox="0 0 22 3393">
          <text:p/>
        </draw:connector>
        <draw:connector draw:style-name="gr13" draw:text-style-name="P4" draw:layer="layout" svg:x1="5.334cm" svg:y1="26.72cm" svg:x2="3.844cm" svg:y2="21.464cm" draw:start-shape="id6" draw:start-glue-point="3" draw:end-shape="id3" draw:end-glue-point="2" svg:d="M5334 26720h-1490v-5256" svg:viewBox="0 0 1491 5257">
          <text:p/>
        </draw:connector>
        <draw:custom-shape draw:style-name="gr11" draw:text-style-name="P5" draw:layer="layout" svg:width="3.5cm" svg:height="1.75cm" svg:x="13.14cm" svg:y="22.484cm">
          <text:p text:style-name="P3"><text:span text:style-name="T1">Трек не найден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6" draw:id="id6" draw:layer="layout" svg:width="4.5cm" svg:height="3.282cm" svg:x="5.334cm" svg:y="25.079cm">
          <text:p text:style-name="P1"><text:span text:style-name="T1">Создание пользователя с введёнными ранее данными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2.324cm" svg:y1="26.701cm" svg:x2="9.834cm" svg:y2="26.72cm" draw:start-shape="id5" draw:start-glue-point="6" draw:end-shape="id6" draw:end-glue-point="1" svg:d="M12324 26701l-2490 19" svg:viewBox="0 0 2491 20">
          <text:p/>
        </draw:connector>
        <draw:connector draw:style-name="gr16" draw:text-style-name="P4" draw:layer="layout" draw:type="line" svg:x1="9.131cm" svg:y1="6.41cm" svg:x2="9.142cm" svg:y2="7.417cm" draw:start-shape="id7" draw:start-glue-point="8" draw:end-shape="id1" draw:end-glue-point="4" svg:d="M9131 6410l11 1007" svg:viewBox="0 0 12 1008">
          <text:p/>
        </draw:connector>
        <draw:custom-shape draw:style-name="gr17" draw:text-style-name="P6" xml:id="id5" draw:id="id5" draw:layer="layout" svg:width="6.596cm" svg:height="3.242cm" svg:x="11.665cm" svg:y="25.08cm">
          <text:p text:style-name="P6"><text:span text:style-name="T1">Запрос Фамилии и Имени для создания пользователя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8" draw:text-style-name="P7" xml:id="id3" draw:id="id3" draw:layer="layout" svg:width="5.315cm" svg:height="2.451cm" svg:x="1.187cm" svg:y="19.013cm">
          <text:p text:style-name="P6"><text:span text:style-name="T1">Вывод информации о пользователе и действиях.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8" draw:id="id8" draw:layer="layout" svg:width="5.739cm" svg:height="1.789cm" svg:x="11.961cm" svg:y="15.69cm">
          <text:p text:style-name="P1"><text:span text:style-name="T1">Запрос трека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0" draw:text-style-name="P4" draw:layer="layout" draw:type="line" svg:x1="14.816cm" svg:y1="14.273cm" svg:x2="14.831cm" svg:y2="15.69cm" draw:start-shape="id2" draw:start-glue-point="2" draw:end-shape="id8" draw:end-glue-point="5" svg:d="M14816 14273l15 1417" svg:viewBox="0 0 16 1418">
          <text:p/>
        </draw:connector>
        <draw:custom-shape draw:style-name="gr21" draw:text-style-name="P3" xml:id="id7" draw:id="id7" draw:layer="layout" svg:width="5.441cm" svg:height="1.938cm" svg:x="6.41cm" svg:y="4.472cm">
          <text:p text:style-name="P1"><text:span text:style-name="T1">Запрос номера КАРТЫ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2" draw:text-style-name="P4" draw:layer="layout" draw:type="line" svg:x1="9.129cm" svg:y1="3.384cm" svg:x2="9.131cm" svg:y2="4.472cm" draw:start-shape="id9" draw:start-glue-point="2" draw:end-shape="id7" draw:end-glue-point="5" svg:d="M9129 3384l2 1088" svg:viewBox="0 0 3 10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6T15:19:55.494000000</meta:creation-date>
    <dc:date>2023-09-16T22:44:37.692000000</dc:date>
    <meta:editing-duration>PT7H24M43S</meta:editing-duration>
    <meta:editing-cycles>2</meta:editing-cycles>
    <meta:generator>LibreOffice/7.5.2.2$Windows_X86_64 LibreOffice_project/53bb9681a964705cf672590721dbc85eb4d0c3a2</meta:generator>
    <meta:document-statistic meta:object-count="23"/>
  </office:meta>
</office:document-meta>
</file>